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left" draw:textarea-vertical-align="middle" draw:auto-grow-height="false"/>
    </style:style>
    <style:style style:name="gr2" style:family="graphic" style:parent-style-name="standard">
      <style:graphic-properties draw:fill="none" draw:fill-color="#ffffff" draw:textarea-horizontal-align="left" draw:textarea-vertical-align="middle" draw:auto-grow-height="false"/>
    </style:style>
    <style:style style:name="gr3" style:family="graphic" style:parent-style-name="standard">
      <style:graphic-properties draw:stroke="solid" draw:stroke-dash="Fine_20_Dashed" svg:stroke-width="0cm" draw:marker-start-width="0.508cm" draw:marker-end="Rounded_20_short_20_Arrow" draw:marker-end-width="0.43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fill="none" draw:fill-color="#ffffff" draw:textarea-horizontal-align="left" draw:textarea-vertical-align="middle" draw:auto-grow-height="false" fo:min-height="0.046cm" fo:min-width="6.646cm"/>
    </style:style>
    <style:style style:name="gr5" style:family="graphic" style:parent-style-name="standard">
      <style:graphic-properties draw:fill="none" draw:fill-color="#ffffff" draw:textarea-horizontal-align="left" draw:textarea-vertical-align="middle" draw:auto-grow-height="false" fo:min-height="1.57cm" fo:min-width="6.646cm"/>
    </style:style>
    <style:style style:name="gr6" style:family="graphic" style:parent-style-name="standard">
      <style:graphic-properties draw:stroke="solid" draw:stroke-dash="Fine_20_Dashed" svg:stroke-width="0cm" draw:marker-start-width="0.508cm" draw:marker-end="Rounded_20_short_20_Arrow" draw:marker-end-width="0.432cm" draw:fill="none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fill="none" draw:fill-color="#e6e6e6" draw:textarea-horizontal-align="left" draw:textarea-vertical-align="middle" draw:auto-grow-height="false"/>
    </style:style>
    <style:style style:name="gr8" style:family="graphic" style:parent-style-name="standard">
      <style:graphic-properties draw:fill="none" draw:fill-color="#e6e6e6" draw:textarea-horizontal-align="left" draw:textarea-vertical-align="middle" draw:auto-grow-height="false"/>
    </style:style>
    <style:style style:name="gr9" style:family="graphic" style:parent-style-name="standard">
      <style:graphic-properties draw:fill="none" draw:fill-color="#e6e6e6" draw:textarea-horizontal-align="left" draw:textarea-vertical-align="middle" draw:auto-grow-height="false" fo:min-height="0.046cm" fo:min-width="7.384cm"/>
    </style:style>
    <style:style style:name="gr10" style:family="graphic" style:parent-style-name="standard">
      <style:graphic-properties draw:fill="none" draw:fill-color="#e6e6e6" draw:textarea-horizontal-align="left" draw:textarea-vertical-align="middle" draw:auto-grow-height="false" fo:min-height="0.808cm" fo:min-width="7.436cm"/>
    </style:style>
    <style:style style:name="gr11" style:family="graphic" style:parent-style-name="standard">
      <style:graphic-properties draw:stroke="dash" draw:stroke-dash="Fine_20_Dashed" svg:stroke-width="0.051cm" draw:marker-start-width="0.584cm" draw:marker-end="Triangle_20_unfilled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" svg:stroke-width="0.051cm" draw:marker-start-width="0.584cm" draw:marker-end="Triangle_20_unfilled" draw:marker-end-width="0.508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textarea-horizontal-align="left" draw:textarea-vertical-align="top" draw:auto-grow-height="false" fo:min-height="0cm" fo:min-width="0cm" fo:wrap-option="wrap"/>
    </style:style>
    <style:style style:name="gr14" style:family="graphic" style:parent-style-name="standard">
      <style:graphic-properties draw:stroke="solid" draw:stroke-dash="Fine_20_Dashed" svg:stroke-width="0cm" draw:marker-start="Square_20_45" draw:marker-start-width="0.508cm" draw:marker-end="" draw:marker-end-width="0.432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3" style:family="paragraph">
      <loext:graphic-properties draw:fill-color="#ffffff"/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e6e6e6"/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8" style:family="paragraph">
      <loext:graphic-properties draw:fill="none" draw:fill-color="#e6e6e6"/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63cm" svg:height="1.551cm" svg:x="10.615cm" svg:y="4.158cm">
          <text:p text:style-name="P1"><text:span text:style-name="T1">increment()</text:span></text:p>
          <text:p text:style-name="P1"><text:span text:style-name="T1">getValue():i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063cm" svg:height="1.82cm" svg:x="10.615cm" svg:y="2.326cm">
          <text:p text:style-name="P1"><text:span text:style-name="T2">&lt;&lt;interface&gt;&gt;</text:span></text:p>
          <text:p text:style-name="P1"><text:span text:style-name="T2">Coun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063cm" svg:height="1.012cm" svg:x="2.816cm" svg:y="7.959cm">
          <text:p text:style-name="P1"><text:span text:style-name="T1">decrement(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063cm" svg:height="1.948cm" svg:x="2.816cm" svg:y="5.999cm">
          <text:p text:style-name="P1"><text:span text:style-name="T2">&lt;&lt;interface&gt;&gt;</text:span></text:p>
          <text:p text:style-name="P1"><text:span text:style-name="T2">BiCounter</text:span></text:p>
          <draw:enhanced-geometry svg:viewBox="0 0 21600 21600" draw:type="rectangle" draw:enhanced-path="M 0 0 L 21600 0 21600 21600 0 21600 0 0 Z N"/>
        </draw:custom-shape>
        <draw:line draw:style-name="gr3" draw:layer="layout" svg:x1="8.315cm" svg:y1="5.992cm" svg:x2="10.501cm" svg:y2="5.287cm">
          <text:p/>
        </draw:line>
        <draw:custom-shape draw:style-name="gr2" draw:text-style-name="P4" draw:layer="layout" svg:width="6.063cm" svg:height="1.012cm" svg:x="18.517cm" svg:y="8.159cm">
          <text:p text:style-name="P1"><text:span text:style-name="T1">multiIncrement(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063cm" svg:height="1.948cm" svg:x="18.517cm" svg:y="5.999cm">
          <text:p text:style-name="P1"><text:span text:style-name="T2">&lt;&lt;interface&gt;&gt;</text:span></text:p>
          <text:p text:style-name="P1"><text:span text:style-name="T2">MultiCounter</text:span></text:p>
          <draw:enhanced-geometry svg:viewBox="0 0 21600 21600" draw:type="rectangle" draw:enhanced-path="M 0 0 L 21600 0 21600 21600 0 21600 0 0 Z N"/>
        </draw:custom-shape>
        <draw:line draw:style-name="gr3" draw:layer="layout" svg:x1="19.172cm" svg:y1="5.922cm" svg:x2="16.705cm" svg:y2="5.146cm">
          <text:p/>
        </draw:line>
        <draw:custom-shape draw:style-name="gr4" draw:text-style-name="P4" draw:layer="layout" svg:width="7.146cm" svg:height="0.296cm" svg:x="10.116cm" svg:y="12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146cm" svg:height="1.82cm" svg:x="10.116cm" svg:y="11.027cm">
          <text:p text:style-name="P1"><text:span text:style-name="T2">&lt;&lt;interface&gt;&gt;</text:span></text:p>
          <text:p text:style-name="P1"><text:span text:style-name="T2">BiAndMulti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6.282cm" svg:y1="10.998cm" svg:x2="21.146cm" svg:y2="9.235cm">
          <text:p/>
        </draw:line>
        <draw:line draw:style-name="gr6" draw:text-style-name="P6" draw:layer="layout" svg:x1="11.135cm" svg:y1="10.927cm" svg:x2="6.341cm" svg:y2="9.235cm">
          <text:p/>
        </draw:line>
        <draw:custom-shape draw:style-name="gr7" draw:text-style-name="P7" draw:layer="layout" svg:width="6.063cm" svg:height="0.335cm" svg:x="10.615cm" svg:y="8.7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063cm" svg:height="1.047cm" svg:x="10.615cm" svg:y="7.7cm">
          <text:p text:style-name="P1"><text:span text:style-name="T2">CounterImpl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063cm" svg:height="0.271cm" svg:x="2.816cm" svg:y="12.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063cm" svg:height="0.998cm" svg:x="2.816cm" svg:y="11.35cm">
          <text:p text:style-name="P1"><text:span text:style-name="T2">BiCounterImpl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063cm" svg:height="0.271cm" svg:x="18.517cm" svg:y="12.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063cm" svg:height="1.139cm" svg:x="18.517cm" svg:y="11.209cm">
          <text:p text:style-name="P1"><text:span text:style-name="T2">MultiCounterImpl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84cm" svg:height="0.296cm" svg:x="10.116cm" svg:y="17.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936cm" svg:height="1.058cm" svg:x="10.064cm" svg:y="16.144cm">
          <text:p text:style-name="P1"><text:span text:style-name="T2">BiAndMultiCounterImpl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135cm" svg:y1="16.128cm" svg:x2="5.636cm" svg:y2="12.831cm">
          <text:p/>
        </draw:line>
        <draw:line draw:style-name="gr6" draw:text-style-name="P6" draw:layer="layout" svg:x1="5.848cm" svg:y1="11.35cm" svg:x2="12.193cm" svg:y2="9.165cm">
          <text:p/>
        </draw:line>
        <draw:line draw:style-name="gr6" draw:text-style-name="P6" draw:layer="layout" svg:x1="20.723cm" svg:y1="11.139cm" svg:x2="15.083cm" svg:y2="9.094cm">
          <text:p/>
        </draw:line>
        <draw:line draw:style-name="gr11" draw:text-style-name="P6" draw:layer="layout" svg:x1="4.5cm" svg:y1="11.5cm" svg:x2="4.5cm" svg:y2="9cm">
          <text:p/>
        </draw:line>
        <draw:line draw:style-name="gr11" draw:text-style-name="P6" draw:layer="layout" svg:x1="22.5cm" svg:y1="11cm" svg:x2="22.479cm" svg:y2="9.165cm">
          <text:p/>
        </draw:line>
        <draw:line draw:style-name="gr11" draw:text-style-name="P6" draw:layer="layout" svg:x1="13.449cm" svg:y1="16.151cm" svg:x2="13.5cm" svg:y2="13.1cm">
          <text:p/>
        </draw:line>
        <draw:line draw:style-name="gr12" draw:layer="layout" svg:x1="13.5cm" svg:y1="7.5cm" svg:x2="13.5cm" svg:y2="5.7cm">
          <text:p/>
        </draw:line>
        <draw:custom-shape draw:style-name="gr13" draw:text-style-name="P10" draw:layer="layout" svg:width="7cm" svg:height="2.5cm" svg:x="2.5cm" svg:y="15cm">
          <text:p text:style-name="P9"><text:span text:style-name="T3">Non si può riusare l'implementazione di multiIncrement() presente in <text:s/>MultiCounterImpl</text:span></text:p>
          <draw:enhanced-geometry svg:viewBox="0 0 21600 21600" draw:glue-points="10800 0 0 10800 10800 21600 21600 10800 ?f40 ?f41" draw:text-areas="0 0 21600 21600" draw:type="rectangular-callout" draw:modifiers="23306.1562633909 14898.04078368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text-style-name="P6" draw:layer="layout" svg:x1="18cm" svg:y1="17cm" svg:x2="21.001cm" svg:y2="12.7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_20_45" draw:display-name="Square 45" svg:viewBox="0 0 1131 1131" svg:d="M0 564l564 567 567-567-567-564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7M37S</meta:editing-duration>
    <meta:editing-cycles>5</meta:editing-cycles>
    <meta:generator>LibreOffice/5.1.6.2$Linux_X86_64 LibreOffice_project/10m0$Build-2</meta:generator>
    <dc:date>2019-09-20T17:20:23.963906582</dc:date>
    <meta:document-statistic meta:object-count="29"/>
  </office:meta>
</office:document-meta>
</file>